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22000000A26483D2B2FCF529EA.png" manifest:media-type="image/png"/>
  <manifest:file-entry manifest:full-path="Pictures/1000020100000422000000B23D84CA4887769A86.png" manifest:media-type="image/png"/>
  <manifest:file-entry manifest:full-path="Pictures/100002010000042200000098D0887BC0FF970F7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Roman10-Regular" svg:font-family="LMRoman10-Regular" style:font-family-generic="swiss"/>
    <style:font-face style:name="Linux Libertine Display G" svg:font-family="'Linux Libertine Display G'" style:font-pitch="variable"/>
    <style:font-face style:name="Linux Libertine G" svg:font-family="'Linux Libertine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eehive-title">
      <style:graphic-properties draw:auto-grow-height="true" fo:min-height="4.506cm"/>
    </style:style>
    <style:style style:name="pr2" style:family="presentation" style:parent-style-name="Beehive-notes">
      <style:graphic-properties draw:fill-color="#ffffff" fo:min-height="13.364cm"/>
    </style:style>
    <style:style style:name="pr3" style:family="presentation" style:parent-style-name="Beehive1-title">
      <style:graphic-properties draw:auto-grow-height="true" fo:min-height="2.163cm"/>
    </style:style>
    <style:style style:name="pr4" style:family="presentation" style:parent-style-name="Beehive1-outline1">
      <style:graphic-properties fo:min-height="2.95cm"/>
    </style:style>
    <style:style style:name="pr5" style:family="presentation" style:parent-style-name="Beehive1-notes">
      <style:graphic-properties draw:fill-color="#ffffff" draw:auto-grow-height="true" fo:min-height="13.364cm"/>
    </style:style>
    <style:style style:name="pr6" style:family="presentation" style:parent-style-name="Beehive1-title">
      <style:graphic-properties fo:min-height="1.563cm"/>
    </style:style>
    <style:style style:name="pr7" style:family="presentation" style:parent-style-name="Beehive1-outline1">
      <style:graphic-properties fo:min-height="11.929cm"/>
    </style:style>
    <style:style style:name="pr8" style:family="presentation" style:parent-style-name="Beehive1-notes">
      <style:graphic-properties draw:fill-color="#ffffff" fo:min-height="13.364cm"/>
    </style:style>
    <style:style style:name="P1" style:family="paragraph">
      <style:text-properties fo:color="#ff4000" style:font-name="Linux Libertine G"/>
    </style:style>
    <style:style style:name="P2" style:family="paragraph">
      <loext:graphic-properties draw:fill-color="#ffffff"/>
    </style:style>
    <style:style style:name="P3" style:family="paragraph">
      <style:text-properties fo:color="#ff4000" style:font-name="Linux Libertine Display G" fo:font-size="32pt" style:font-size-asian="32pt" style:font-size-complex="32pt"/>
    </style:style>
    <style:style style:name="P4" style:family="paragraph">
      <style:paragraph-properties fo:text-align="justify"/>
      <style:text-properties style:font-name="Linux Libertine Display G"/>
    </style:style>
    <style:style style:name="P5" style:family="paragraph">
      <style:text-properties fo:color="#ff4000" style:font-name="Linux Libertine Display G" fo:font-size="28pt" fo:font-weight="bold" style:font-size-asian="28pt" style:font-weight-asian="bold" style:font-size-complex="28pt" style:font-weight-complex="bold"/>
    </style:style>
    <style:style style:name="P6" style:family="paragraph">
      <style:text-properties style:font-name="Linux Libertine Display G"/>
    </style:style>
    <style:style style:name="P7" style:family="paragraph">
      <style:paragraph-properties fo:text-align="justify"/>
    </style:style>
    <style:style style:name="P8" style:family="paragraph">
      <loext:graphic-properties draw:fill-color="#ffffff"/>
      <style:text-properties fo:font-size="20pt"/>
    </style:style>
    <style:style style:name="T1" style:family="text">
      <style:text-properties fo:color="#ff4000" style:font-name="Linux Libertine G"/>
    </style:style>
    <style:style style:name="T2" style:family="text">
      <style:text-properties fo:color="#ff4000" style:font-name="Linux Libertine Display G" fo:font-size="32pt" style:font-size-asian="32pt" style:font-size-complex="32pt"/>
    </style:style>
    <style:style style:name="T3" style:family="text">
      <style:text-properties style:font-name="Linux Libertine Display G"/>
    </style:style>
    <style:style style:name="T4" style:family="text">
      <style:text-properties style:font-name="Linux Libertine Display G" fo:font-weight="bold" style:font-weight-asian="bold" style:font-weight-complex="bold"/>
    </style:style>
    <style:style style:name="T5" style:family="text">
      <style:text-properties style:font-name="Linux Libertine Display G" fo:font-weight="normal" style:font-weight-asian="normal" style:font-weight-complex="normal"/>
    </style:style>
    <style:style style:name="T6" style:family="text">
      <style:text-properties fo:font-variant="normal" fo:text-transform="none" style:use-window-font-color="true" style:text-outline="false" style:text-line-through-style="none" style:text-line-through-type="none" style:font-name="Linux Libertine Display G" fo:font-size="32pt" fo:font-style="normal" fo:text-shadow="none" style:text-underline-style="none" fo:font-weight="normal" style:letter-kerning="true"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nux Libertine Display G" fo:font-size="32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8" style:family="text">
      <style:text-properties fo:color="#ff4000" fo:font-size="28pt" fo:font-weight="bold" style:font-size-asian="28pt" style:font-weight-asian="bold" style:font-size-complex="28pt" style:font-weight-complex="bold"/>
    </style:style>
    <style:style style:name="T9" style:family="text">
      <style:text-properties fo:color="#ff4000" fo:font-size="28pt" fo:font-style="italic" fo:font-weight="bold" style:font-size-asian="28pt" style:font-style-asian="italic" style:font-weight-asian="bold" style:font-size-complex="28pt" style:font-style-complex="italic" style:font-weight-complex="bold"/>
    </style:style>
    <style:style style:name="T10" style:family="text">
      <style:text-properties style:font-name="Linux Libertine Display G" style:text-underline-style="solid" style:text-underline-width="auto" style:text-underline-color="font-color"/>
    </style:style>
    <style:style style:name="T11" style:family="text">
      <style:text-properties fo:font-variant="normal" fo:text-transform="none" style:use-window-font-color="true" style:text-outline="false" style:text-line-through-style="none" style:text-line-through-type="none" style:font-name="Linux Libertine Display G" fo:font-size="32pt" fo:font-style="normal" fo:text-shadow="none" style:text-underline-style="none" style:letter-kerning="true"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nux Libertine Display G" fo:font-size="3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13" style:family="text">
      <style:text-properties style:font-name="Linux Libertine Display G" style:text-underline-style="none"/>
    </style:style>
    <style:style style:name="T14" style:family="text">
      <style:text-properties style:font-name="Linux Libertine Display G" fo:font-style="italic" style:text-underline-style="none" style:font-style-asian="italic" style:font-style-complex="italic"/>
    </style:style>
    <style:style style:name="T15" style:family="text">
      <style:text-properties fo:font-variant="normal" fo:text-transform="none" style:use-window-font-color="true" style:text-outline="false" style:text-line-through-style="none" style:text-line-through-type="none" style:font-name="Linux Libertine Display G" fo:font-size="28pt" fo:font-style="normal" fo:text-shadow="none" style:text-underline-style="none" fo:font-weight="normal" style:letter-kerning="true" style:text-emphasize="none" style:font-relief="none" style:text-overline-style="none" style:text-overline-color="font-color"/>
    </style:style>
    <style:style style:name="T16" style:family="text">
      <style:text-properties fo:font-variant="normal" fo:text-transform="none" fo:color="#ff4000" style:text-outline="false" style:text-line-through-style="none" style:text-line-through-type="none" style:font-name="Linux Libertine Display G" fo:font-size="28pt"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7" style:family="text">
      <style:text-properties fo:font-variant="normal" fo:text-transform="none" fo:color="#ff4000" style:text-outline="false" style:text-line-through-style="none" style:text-line-through-type="none" style:font-name="Linux Libertine Display G" fo:font-size="28pt"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18" style:family="text">
      <style:text-properties fo:font-variant="normal" fo:text-transform="none" fo:color="#ff4000" style:text-outline="false" style:text-line-through-style="none" style:text-line-through-type="none" style:font-name="Linux Libertine Display G" fo:font-size="28pt"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9" style:family="text">
      <style:text-properties fo:color="#ff4000" style:font-name="Linux Libertine Display G" fo:font-size="28pt" fo:font-weight="bold" style:font-size-asian="28pt" style:font-weight-asian="bold" style:font-size-complex="28pt" style:font-weight-complex="bold"/>
    </style:style>
    <style:style style:name="T20" style:family="text">
      <style:text-properties style:text-underline-style="none" fo:font-weight="bold" style:font-weight-asian="bold" style:font-weight-complex="bold"/>
    </style:style>
    <style:style style:name="T21" style:family="text">
      <style:text-properties style:text-underline-style="none"/>
    </style:style>
    <style:style style:name="T22" style:family="text">
      <style:text-properties fo:font-variant="normal" fo:text-transform="none" style:use-window-font-color="true" style:text-outline="false" style:text-line-through-style="none" style:text-line-through-type="none" style:font-name="Linux Libertine Display G" fo:font-size="28pt" fo:font-style="normal" fo:text-shadow="none" style:text-underline-style="solid" style:text-underline-width="auto" style:text-underline-color="font-color" fo:font-weight="normal" style:letter-kerning="true"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nux Libertine Display G" fo:font-size="28pt" fo:font-style="italic" fo:text-shadow="none" style:text-underline-style="solid" style:text-underline-width="auto" style:text-underline-color="font-color" fo:font-weight="normal" style:letter-kerning="true" style:font-style-asian="italic" style:font-style-complex="italic"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nux Libertine Display G" fo:font-size="28pt" fo:text-shadow="none" style:text-underline-style="none" fo:font-weight="normal" style:letter-kerning="true"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nux Libertine Display G" fo:font-size="2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26" style:family="text">
      <style:text-properties style:font-name="Linux Libertine Display G" fo:font-style="normal" style:text-underline-style="none" style:font-style-asian="normal" style:font-style-complex="normal"/>
    </style:style>
    <style:style style:name="T27" style:family="text">
      <style:text-properties fo:font-variant="normal" fo:text-transform="none" style:use-window-font-color="true" style:text-outline="false" style:text-line-through-style="none" style:text-line-through-type="none" style:font-name="Linux Libertine Display G" fo:font-size="28pt" fo:font-style="normal" fo:text-shadow="none" style:text-underline-style="solid" style:text-underline-width="auto" style:text-underline-color="font-color" fo:font-weight="normal" style:letter-kerning="true" style:font-style-asian="normal" style:font-style-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199cm" svg:height="4.506cm" svg:x="1.401cm" svg:y="8.194cm" presentation:class="title" presentation:user-transformed="true">
          <draw:text-box>
            <text:p text:style-name="P1"><text:span text:style-name="T1">Notas para discussão sobre o experimento</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3" draw:text-style-name="P3" draw:layer="layout" svg:width="25.199cm" svg:height="2.163cm" svg:x="1.4cm" svg:y="0.837cm" presentation:class="title" presentation:user-transformed="true">
          <draw:text-box>
            <text:p text:style-name="P3"><text:span text:style-name="T2">Leituras (Fundamentos)</text:span></text:p>
          </draw:text-box>
        </draw:frame>
        <draw:frame presentation:style-name="pr4" draw:text-style-name="P4" draw:layer="layout" svg:width="25.199cm" svg:height="13.493cm" svg:x="1.4cm" svg:y="3.6cm" presentation:class="outline" presentation:user-transformed="true">
          <draw:text-box>
            <text:list text:style-name="L2">
              <text:list-item>
                <text:p text:style-name="P4"><text:span text:style-name="T3">As seguintes leituras foram realizadas durante essa semana (19 a 26 de maio de 2020):</text:span></text:p>
              </text:list-item>
            </text:list>
            <text:list text:style-name="L3">
              <text:list-item>
                <text:p text:style-name="P4"><text:span text:style-name="T3">Robin Lovelace, Mark Birkin, Dimitris Ballas and Eveline van Leeuwen - </text:span><text:span text:style-name="T4">Evaluating the Performance of Iterative Proportional Fitting for Spatial Microsimulation: New Tests for an Established Technique</text:span><text:span text:style-name="T5">. 2015.</text:span></text:p>
              </text:list-item>
              <text:list-item>
                <text:p text:style-name="P4"><text:span text:style-name="T3">Robin Lovelace, Morgane Dumont. </text:span><text:span text:style-name="T4">Model checking and evaluation (Spatial Microsimation with R)</text:span><text:span text:style-name="T5">. 2016.</text:span></text:p>
              </text:list-item>
              <text:list-item>
                <text:p text:style-name="P4"><text:span text:style-name="T3">Voas, David, and Paul Williamson. “</text:span><text:span text:style-name="T4">Evaluating Goodness-of-Fit Measures for Synthetic Microdata</text:span><text:span text:style-name="T3">”. 2001.</text:span></text:p>
              </text:list-item>
              <text:list-item>
                <text:p text:style-name="P4"><text:span text:style-name="T6">Textos sobre análise espacial (alguns materiais disponibilizados na página da GeoDA) e alguns vídeos do Luc Anselin (Th</text:span><text:span text:style-name="T7">e Center for Spatial Data Science</text:span><text:span text:style-name="T6">). Assuntos revisados: introdução à análise espacial, análise espacial exploratória, autocorrelação espacial e </text:span><text:span text:style-name="T3">autocorrelação espacial global</text:span><text:span text:style-name="T3">). </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6" draw:text-style-name="P5" draw:layer="layout" svg:width="25.199cm" svg:height="1.563cm" svg:x="1.4cm" svg:y="0.837cm" presentation:class="title" presentation:user-transformed="true">
          <draw:text-box>
            <text:p text:style-name="P5"><text:span text:style-name="T8">Seleção de </text:span><text:span text:style-name="T9">Constraints </text:span><text:span text:style-name="T8">(Princípios para escolha)</text:span></text:p>
          </draw:text-box>
        </draw:frame>
        <draw:frame presentation:style-name="pr7" draw:text-style-name="P6" draw:layer="layout" svg:width="25.199cm" svg:height="14.293cm" svg:x="1.4cm" svg:y="2.8cm" presentation:class="outline" presentation:user-transformed="true">
          <draw:text-box>
            <text:list text:style-name="L2">
              <text:list-item>
                <text:p text:style-name="P6"><text:span text:style-name="T3">The selection of linking variables should not be arbitrarily preordained by preconceptions. The decision of </text:span><text:span text:style-name="T4">which constraints to use</text:span><text:span text:style-name="T3"> to allocate individuals to zones </text:span><text:span text:style-name="T4">should be context dependent</text:span><text:span text:style-name="T3">.</text:span></text:p>
              </text:list-item>
              <text:list-item>
                <text:p text:style-name="P6"><text:span text:style-name="T3">3 Principles (Lovelace &amp; Dumont, 2016):</text:span></text:p>
              </text:list-item>
            </text:list>
            <text:list text:style-name="L3">
              <text:list-item>
                <text:list>
                  <text:list-item>
                    <text:p text:style-name="P4"><text:span text:style-name="T10">More the merrier</text:span><text:span text:style-name="T3">: each additional constraint used will further differentiate the spatial microdata from the input microdata. If gender is the only constraint used, for example, the spatial microdata will simply be a repetition of the input microdata but with small differences in the gender ratio from one zone to the next. If five constraints are used (e.g. age, gender, car ownership, tenancy and religion), the differences between the spatial microdata from one zone to the next will be much more pronounced and probably useful.</text:span></text:p>
                  </text:list-item>
                  <text:list-item>
                    <text:p text:style-name="P4"><text:span text:style-name="T10">Relevance to the target variable</text:span><text:span text:style-name="T3">: often spatial microsimulation is used to generate local estimates of variables about which little geographically disaggregated information is available</text:span></text:p>
                  </text:list-item>
                  <text:list-item>
                    <text:p text:style-name="P4"><text:span text:style-name="T10">Simplicity</text:span><text:span text:style-name="T3">: this criterion to some extent contradicts the first. Sometimes more constraints do not result in better spatial microdata and problems associated with ‘over-fitting’ can emerge. Spatial microsimulation models based on many tens of constraint categories will take longer to run and require more time to develop and modify. In addition, the chances of an error being introduced during every phase of the project is increased with each additional constraint. The extent to which increasing the number of constraint categories improves the results of spatial microsimulation, either with additional variables or by using cross-tabulated constraints (e.g. age/sex) instead of single-variable constraints, has yet to be explored.</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6" draw:text-style-name="P5" draw:layer="layout" svg:width="25.199cm" svg:height="1.563cm" svg:x="1.4cm" svg:y="0.837cm" presentation:class="title" presentation:user-transformed="true">
          <draw:text-box>
            <text:p text:style-name="P5"><text:span text:style-name="T8">Seleção de </text:span><text:span text:style-name="T9">Constraints </text:span><text:span text:style-name="T8">(Pressupostos)</text:span></text:p>
          </draw:text-box>
        </draw:frame>
        <draw:frame presentation:style-name="pr7" draw:text-style-name="P4" draw:layer="layout" svg:width="25.199cm" svg:height="14.293cm" svg:x="1.4cm" svg:y="2.8cm" presentation:class="outline" presentation:user-transformed="true">
          <draw:text-box>
            <text:list text:style-name="L2">
              <text:list-item>
                <text:p text:style-name="P4"><text:span text:style-name="T11">As with any simulation technique, </text:span><text:span text:style-name="T12">spatial microsimulation is based on assumptions</text:span><text:span text:style-name="T11">, some of which are unlikely to hold in all case. <text:s/>Roughly speaking there are </text:span><text:span text:style-name="T12">four main assumptions</text:span><text:span text:style-name="T6"> underlying all </text:span><text:span text:style-name="T3"><text:s/>(Lovelace &amp; Dumont, 2016, Ch.3)</text:span><text:span text:style-name="T3">:</text:span></text:p>
              </text:list-item>
            </text:list>
            <text:list text:style-name="L3">
              <text:list-item>
                <text:list>
                  <text:list-item>
                    <text:p text:style-name="P7"><text:span text:style-name="T3">The </text:span><text:span text:style-name="T10">individual level microdata are representative</text:span><text:span text:style-name="T3"> of the study area.</text:span></text:p>
                  </text:list-item>
                  <text:list-item>
                    <text:p text:style-name="P7"><text:span text:style-name="T3">The </text:span><text:span text:style-name="T10">target variable is dependent on the constraint variables</text:span><text:span text:style-name="T3"> and </text:span><text:span text:style-name="T10">their interactions in a way that is relatively constant over space</text:span><text:span text:style-name="T3"> and time.</text:span></text:p>
                  </text:list-item>
                  <text:list-item>
                    <text:p text:style-name="P7"><text:span text:style-name="T3">The </text:span><text:span text:style-name="T10">relationships between the constraint variables are not spatially dependent</text:span><text:span text:style-name="T3">.</text:span></text:p>
                  </text:list-item>
                  <text:list-item>
                    <text:p text:style-name="P7"><text:span text:style-name="T3">The </text:span><text:span text:style-name="T10">input microdataset and constraints are sufficiently rich and detailed</text:span><text:span text:style-name="T3"> to reproduce the full diversity of individuals and areas in the study region.</text:span></text:p>
                  </text:list-item>
                </text:list>
              </text:list-item>
            </text:list>
            <text:list text:style-name="L2">
              <text:list-header>
                <text:p text:style-name="P4"><text:span text:style-name="T3"/></text:p>
              </text:list-header>
            </text:list>
          </draw:text-box>
        </draw:frame>
        <presentation:notes draw:style-name="dp1">
          <office:forms form:automatic-focus="false" form:apply-design-mode="false"/>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6" draw:text-style-name="P5" draw:layer="layout" svg:width="25.199cm" svg:height="2.245cm" svg:x="1.4cm" svg:y="0.496cm" presentation:class="title" presentation:user-transformed="true">
          <draw:text-box>
            <text:p text:style-name="P5"><text:span text:style-name="T8">Seleção de </text:span><text:span text:style-name="T9">Constraints</text:span><text:span text:style-name="T9"><text:line-break/></text:span><text:span text:style-name="T8">(Verificando os pressupostos)</text:span></text:p>
          </draw:text-box>
        </draw:frame>
        <draw:frame presentation:style-name="pr7" draw:text-style-name="P4" draw:layer="layout" svg:width="25.199cm" svg:height="14.6cm" svg:x="1.4cm" svg:y="2.8cm" presentation:class="outline" presentation:user-transformed="true">
          <draw:text-box>
            <text:list text:style-name="L2">
              <text:list-item>
                <text:p text:style-name="P4"><text:span text:style-name="T6">Os pressupostos 1 (microdados representativos) e 4 (</text:span><text:span text:style-name="T6">microdados ricos e suficientemente detalhados</text:span><text:span text:style-name="T13">) <text:s/>são dados como “verdade”, decorrentes do desenho amostral do censo demográfico.</text:span></text:p>
              </text:list-item>
              <text:list-item>
                <text:p text:style-name="P4"><text:span text:style-name="T13">Para lidar com os pressupostos 2 (dependência entre </text:span><text:span text:style-name="T14">target</text:span><text:span text:style-name="T13"> e </text:span><text:span text:style-name="T14">constraints</text:span><text:span text:style-name="T13"> e relação relativamente constante no espaço e tempo) e 3 (relação entre as </text:span><text:span text:style-name="T14">constraints</text:span><text:span text:style-name="T13"> não é espacialmente dependente), serão computadas as relações entre as </text:span><text:span text:style-name="T14">constraints.</text:span></text:p>
                <text:list>
                  <text:list-item>
                    <text:p text:style-name="P7"><text:span text:style-name="T13">Autocorrelação espacial global ou local? </text:span></text:p>
                  </text:list-item>
                </text:list>
              </text:list-item>
              <text:list-item>
                <text:p text:style-name="P4"><text:span text:style-name="T13">Computadas as relações, dois caminhos podem ser adotados: </text:span></text:p>
              </text:list-item>
            </text:list>
            <text:list text:style-name="L3">
              <text:list-item>
                <text:list>
                  <text:list-item>
                    <text:p text:style-name="P7"><text:span text:style-name="T13">Definem-se pares de variáveis a serem incluídas no processo de microssimulação espacial (ME), <text:s/>faz-se a simulação e verifica-se o efeito da correlação anteriormente computada na qualidade do microdado produzido.</text:span></text:p>
                  </text:list-item>
                  <text:list-item>
                    <text:p text:style-name="P7"><text:span text:style-name="T15">Define-se um primeiro par de variáveis, faz-se a simulação </text:span><text:span text:style-name="T13">verifica-se o efeito da correlação anteriormente computada na qualidade do microdado produzido. Feito isso, acrescenta-se uma nova variável (</text:span><text:span text:style-name="T14">constraint</text:span><text:span text:style-name="T13">) e repete-se o procedimento. Ao fim dessa etapa, será possível verificar se e quais </text:span><text:span text:style-name="T14">constraints</text:span><text:span text:style-name="T13"> impactam na qualidade/ajuste da simulação.</text:span></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6" draw:text-style-name="P5" draw:layer="layout" svg:width="25.199cm" svg:height="2.245cm" svg:x="1.4cm" svg:y="0.496cm" presentation:class="title" presentation:user-transformed="true">
          <draw:text-box>
            <text:p text:style-name="P5"><text:span text:style-name="T16">Seleção de </text:span><text:span text:style-name="T17">Constraints</text:span><text:span text:style-name="T17"><text:line-break/></text:span><text:span text:style-name="T18">(Verificando os pressupostos</text:span><text:span text:style-name="T19"> – Possibilidade 1)</text:span></text:p>
          </draw:text-box>
        </draw:frame>
        <draw:frame presentation:style-name="pr7" draw:text-style-name="P4" draw:layer="layout" svg:width="25.199cm" svg:height="14.6cm" svg:x="1.4cm" svg:y="2.8cm" presentation:class="outline" presentation:user-transformed="true">
          <draw:text-box>
            <text:list text:style-name="L2">
              <text:list-item>
                <text:p text:style-name="P4"><text:span text:style-name="T20">Caminho 1</text:span><text:span text:style-name="T21">:</text:span></text:p>
                <text:list>
                  <text:list-item>
                    <text:p text:style-name="P7"><text:span text:style-name="T15">Uso das variáveis referentes à </text:span><text:span text:style-name="T22">condição de ocupação da moradia</text:span><text:span text:style-name="T15"> e </text:span><text:span text:style-name="T22">renda </text:span><text:span text:style-name="T23">per capita</text:span><text:span text:style-name="T22"> do domicílio</text:span><text:span text:style-name="T15"> (ambas presentes nos dados agregados e microdados). </text:span><text:span text:style-name="T13">A renda </text:span><text:span text:style-name="T14">per capita</text:span><text:span text:style-name="T13">, inicialmente conhecida, será assumida como </text:span><text:span text:style-name="T14">target.</text:span><text:span text:style-name="T13"> Computa-se a autocorrelação espacial das variáveis em questão, simulam-se os dados e confronta-se as estimativas da renda com os dados agregados existentes (mensuração por meio da correlação).</text:span></text:p>
                  </text:list-item>
                  <text:list-item>
                    <text:p text:style-name="P7"><text:span text:style-name="T15">Uso das variáveis referentes à </text:span><text:span text:style-name="T22">condição de ocupação da moradia</text:span><text:span text:style-name="T15"> e </text:span><text:span text:style-name="T22">sanitário</text:span><text:span text:style-name="T15"> (ambas presentes nos dados agregados e microdados). </text:span><text:span text:style-name="T24">A renda </text:span><text:span text:style-name="T25">per capita</text:span><text:span text:style-name="T24">, conhecida, será assumida como </text:span><text:span text:style-name="T25">target.</text:span><text:span text:style-name="T15"> Computa-se a autocorrelação espacial das variáveis em questão, simulam-se os dados e confronta-se as estimativas obtidas para a renda com os dados agregados existentes </text:span><text:span text:style-name="T13">(mensuração por meio da correlação). </text:span></text:p>
                  </text:list-item>
                  <text:list-item>
                    <text:p text:style-name="P7"><text:span text:style-name="T14">A lista de possibilidades está na planilha eletrônica com as dimensões do </text:span><text:span text:style-name="T26">deficit</text:span><text:span text:style-name="T14"> e, idealmente, seria interessante verificar a influência nos resultados (qualidade do modelo e suas estimativas) entre os casos que apresentam maior e menor correlação.</text:span></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6" draw:text-style-name="P5" draw:layer="layout" svg:width="25.199cm" svg:height="2.245cm" svg:x="1.4cm" svg:y="0.496cm" presentation:class="title" presentation:user-transformed="true">
          <draw:text-box>
            <text:p text:style-name="P5"><text:span text:style-name="T8">Seleção de </text:span><text:span text:style-name="T9">Constraints</text:span><text:span text:style-name="T9"><text:line-break/></text:span><text:span text:style-name="T8">(Verificando os pressupostos – Possibilidade 2)</text:span></text:p>
          </draw:text-box>
        </draw:frame>
        <draw:frame presentation:style-name="pr7" draw:text-style-name="P4" draw:layer="layout" svg:width="25.199cm" svg:height="14.6cm" svg:x="1.4cm" svg:y="2.8cm" presentation:class="outline" presentation:user-transformed="true">
          <draw:text-box>
            <text:list text:style-name="L2">
              <text:list-item>
                <text:p text:style-name="P4"><text:span text:style-name="T20">Caminho 2</text:span><text:span text:style-name="T21">:</text:span></text:p>
                <text:list>
                  <text:list-item>
                    <text:p text:style-name="P7"><text:span text:style-name="T15">Uso das variáveis referentes à </text:span><text:span text:style-name="T22">condição de ocupação da moradia</text:span><text:span text:style-name="T15"> e </text:span><text:span text:style-name="T22">renda </text:span><text:span text:style-name="T23">per capita</text:span><text:span text:style-name="T22"> do domicílio</text:span><text:span text:style-name="T15"> (ambas presentes nos dados agregados e microdados). </text:span><text:span text:style-name="T13">A renda </text:span><text:span text:style-name="T14">per capita</text:span><text:span text:style-name="T13">, inicialmente conhecida, será assumida como </text:span><text:span text:style-name="T14">target.</text:span><text:span text:style-name="T13"> Computa-se a autocorrelação espacial das variáveis em questão, simulam-se os dados e confronta-se as estimativas da renda com os dados agregados existentes (mensuração por meio da correlação).</text:span></text:p>
                  </text:list-item>
                  <text:list-item>
                    <text:p text:style-name="P7"><text:span text:style-name="T24">Finalizado o primeiro passo, adiciona-se a variável </text:span><text:span text:style-name="T27">sanitário</text:span><text:span text:style-name="T24"> como </text:span><text:span text:style-name="T25">constraint</text:span><text:span text:style-name="T15"> e repete-se o procedimento. Ao final dessa etapa, verifica-se se a adição de uma variável possibilitou um melhor ajuste para a geração de estimativas da renda </text:span><text:span text:style-name="T25">per capita</text:span><text:span text:style-name="T15"> (</text:span><text:span text:style-name="T13">cômputo da correlação entre os dados originais e estimados). Posteriormente, uma nova </text:span><text:span text:style-name="T14">constraint</text:span><text:span text:style-name="T13"> é incluída na modelagem (</text:span><text:span text:style-name="T10">abastecimento de água</text:span><text:span text:style-name="T13">) e o procedimento é repetido.</text:span></text:p>
                    <text:list>
                      <text:list-item>
                        <text:p text:style-name="P7"><text:span text:style-name="T13">Dado que o objetivo final é o cálculo do </text:span><text:span text:style-name="T14">deficit</text:span><text:span text:style-name="T13"> habitacional, a ideia é adicionar, passo a passo, todas as dimensões (e suas respectivas variáveis) no modelo, registrando os efeitos que isso causa no ajuste do modelo.</text:span></text:p>
                      </text:list-item>
                    </text:list>
                    <text:p text:style-name="P7"><text:span text:style-name="T13"/></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Roman10-Regular" svg:font-family="LMRoman10-Regular" style:font-family-generic="swiss"/>
    <style:font-face style:name="Linux Libertine Display G" svg:font-family="'Linux Libertine Display G'" style:font-pitch="variable"/>
    <style:font-face style:name="Linux Libertine G" svg:font-family="'Linux Libertine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style>
    <style:style style:name="Mpr2" style:family="presentation" style:parent-style-name="Beehive-backgroundobjects">
      <style:graphic-properties draw:stroke="none" draw:fill="none" draw:fill-color="#ffffff" draw:auto-grow-height="false" fo:min-height="1.485cm"/>
    </style:style>
    <style:style style:name="Mpr3" style:family="presentation" style:parent-style-name="Beehive-backgroundobjects">
      <style:graphic-properties draw:stroke="none" draw:fill="none" draw:fill-color="#ffffff" draw:textarea-vertical-align="bottom" draw:auto-grow-height="false" fo:min-height="1.485cm"/>
    </style:style>
    <style:style style:name="Mpr4" style:family="presentation" style:parent-style-name="Beehive1-backgroundobjects">
      <style:graphic-properties draw:stroke="none" draw:fill="none" draw:fill-color="#ffffff" draw:auto-grow-height="false" fo:min-height="1.449cm"/>
    </style:style>
    <style:style style:name="Mpr5" style:family="presentation" style:parent-style-name="Beehive1-backgroundobjects">
      <style:graphic-properties draw:stroke="none" draw:fill="none" draw:fill-color="#ffffff" draw:auto-grow-height="false" fo:min-height="1.485cm"/>
    </style:style>
    <style:style style:name="Mpr6" style:family="presentation" style:parent-style-name="Beehi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eehive" style:page-layout-name="PM1" draw:style-name="Mdp1">
      <office:forms form:automatic-focus="false" form:apply-design-mode="false"/>
      <draw:frame draw:style-name="Mgr3" draw:text-style-name="MP5" draw:layer="backgroundobjects" svg:width="27.991cm" svg:height="4.285cm" svg:x="0cm" svg:y="16.713cm">
        <draw:image xlink:href="Pictures/1000020100000422000000A26483D2B2FCF529EA.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draw:frame draw:style-name="Mgr3" draw:text-style-name="MP5" draw:layer="backgroundobjects" svg:width="27.992cm" svg:height="4.709cm" svg:x="0cm" svg:y="0cm">
        <draw:image xlink:href="Pictures/1000020100000422000000B23D84CA4887769A86.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D0887BC0FF970F74.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6T06:55:24.868000000</meta:creation-date>
    <meta:editing-duration>PT1H28M18S</meta:editing-duration>
    <meta:editing-cycles>24</meta:editing-cycles>
    <meta:generator>LibreOffice/6.1.3.2$Windows_X86_64 LibreOffice_project/86daf60bf00efa86ad547e59e09d6bb77c699acb</meta:generator>
    <dc:title>Beehive</dc:title>
    <dc:date>2020-05-26T08:45:14.837000000</dc:date>
    <meta:document-statistic meta:object-count="62"/>
  </office:meta>
</office:document-meta>
</file>